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fd0e" officeooo:paragraph-rsid="0005fd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algoritmo consiste en coger en orden los comensales y comprobar todas las posibles colocaciones del mismo en la mesa obteniendo para cada comensal la mejor colocación del mismo en cada momento. Visto en cada momento lo que el algoritmo hace es hallar soluciones parciales al problema original tomando siempre la mejor. La manera de saber que dicha posición es la mejor para el comensal es hallar la suma de las afinidades que tiene con su compañero a la derecha e izquierda. Si en algún momento obtiene una suma de afinidades igual a 200 habremos conseguido el <text:s/>máximo y por tanto el algoritmo no continuará comprobando colocaciones para el comensal actual y pasará al sigu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2:23:00.463894918</meta:creation-date>
    <dc:date>2016-05-30T22:26:14.471866112</dc:date>
    <meta:editing-duration>PT2M48S</meta:editing-duration>
    <meta:editing-cycles>2</meta:editing-cycles>
    <meta:generator>LibreOffice/4.2.8.2$Linux_X86_64 LibreOffice_project/420m0$Build-2</meta:generator>
    <meta:document-statistic meta:table-count="0" meta:image-count="0" meta:object-count="0" meta:page-count="1" meta:paragraph-count="1" meta:word-count="115" meta:character-count="682" meta:non-whitespace-character-count="567"/>
  </office:meta>
</office:document-meta>
</file>